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sTest.excluding_class_loader_cannot_load_class_when_excluded_prefix_match_class_to_lo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LoadersTest.cannot_load_a_class_file_not_in_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oadersTes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lassLoadersTest.isolated_class_loader_can_load_classes_when_dependent_classes_are_matching_the_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LoadersTest.isolated_class_loader_cannot_load_classes_when_no_given_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LoadersTest.can_load_a_class_in_memory_from_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LoadersTest.can_list_all_classes_reachable_in_a_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LoadersTest.can_not_load_a_class_not_previously_registered_in_bui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LoadersTest.return_current_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sTest.isolated_class_loader_has_no_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LoadersTest.isolated_class_loader_cannot_load_classes_if_prefix_exclu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LoadersTest.isolated_class_loader_can_load_classes_isolated_classes_in_isol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LoadersTest.isolated_class_loader_cannot_load_classes_if_no_code_source_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LoadersTest.can_run_in_given_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lassLoadersTest.excluding_class_loader_cannot_load_classes_when_no_correct_source_url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LoadersTest.cannot_load_runnable_in_given_classloader_if_some_type_cant_be_loa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LoadersTest.excluding_class_loader_can_load_classes_when_correct_source_url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sTest.isolated_class_loader_cannot_load_classes_if_dependent_classes_do_not_match_the_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LoadersTest.return_bootstrap_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